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officeooo:paragraph-rsid="001ca6f4"/>
    </style:style>
    <style:style style:name="P2" style:family="paragraph" style:parent-style-name="Standard">
      <style:text-properties officeooo:paragraph-rsid="0020c268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able_20_Contents">
      <style:text-properties officeooo:rsid="0031b7b8" officeooo:paragraph-rsid="0031b7b8"/>
    </style:style>
    <style:style style:name="P5" style:family="paragraph" style:parent-style-name="Table_20_Contents">
      <style:text-properties officeooo:rsid="00391e29" officeooo:paragraph-rsid="00391e29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d1d2"/>
    </style:style>
    <style:style style:name="T2" style:family="text">
      <style:text-properties officeooo:rsid="0035da33"/>
    </style:style>
    <style:style style:name="T3" style:family="text">
      <style:text-properties officeooo:rsid="00391e29"/>
    </style:style>
    <style:style style:name="T4" style:family="text">
      <style:text-properties officeooo:rsid="003beec7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office:annotation><dc:creator>sge</dc:creator><dc:date>2017-04-04T09:21:14</dc:date><text:p text:style-name="P6"><text:span text:style-name="T5">do cell with sender=view.get_sender(); hp=sender['hp']; person=sender['person']</text:span></text:p></office:annotation><text:span text:style-name="T1">Agent traitant : </text:span><text:span text:style-name="T1"><text:text-input text:description="">view.fmt(person.firstname)</text:text-input></text:span><text:span text:style-name="T1"><text:text-input text:description="">person.lastname</text:text-input></text:span></text:p>
          </table:table-cell>
          <table:table-cell table:style-name="Tableau1.A1" office:value-type="string">
            <text:p text:style-name="P4"><office:annotation><dc:creator>sge</dc:creator><dc:date>2017-04-19T17:04:37.422437320</dc:date><text:p text:style-name="P7"><text:span text:style-name="T6">do cell with recipient=view.get_recipient(); infos=view.get_ctct_det(recipient)</text:span></text:p></office:annotation>Destinataire :</text:p>
            <text:p text:style-name="P4"><text:conditional-text text:condition="ooow:&quot;view.context_var('do_mailing')&quot;" text:string-value-if-true="view.get_full_title(recipient, separator=' - ')" text:string-value-if-false="">view.get_full_title(recipient, separator=' - ')</text:conditional-text>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Table_20_Contents"><office:annotation><dc:creator>sge</dc:creator><dc:date>2017-04-19T18:05:50.147184032</dc:date><text:p text:style-name="P7"><text:span text:style-name="T6">do text if view.real_context.external_reference_no</text:span></text:p></office:annotation>V<text:span text:style-name="T3">otre référence : </text:span><text:span text:style-name="T3"><text:text-input text:description="">view.real_context.external_reference_no</text:text-input></text:span></text:p>
          </table:table-cell>
        </table:table-row>
      </table:table>
      <text:p text:style-name="Standard"/>
      <text:p text:style-name="P3"><text:span text:style-name="T4">Le </text:span><text:span text:style-name="T4"><text:text-input text:description="">view.display_date(field_name='mail_date'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4-19T18:13:23.908664094</dc:date>
    <dc:creator>sge</dc:creator>
    <meta:editing-duration>PT2H46M17S</meta:editing-duration>
    <meta:editing-cycles>32</meta:editing-cycles>
    <meta:document-statistic meta:table-count="1" meta:image-count="0" meta:object-count="0" meta:page-count="1" meta:paragraph-count="6" meta:word-count="30" meta:character-count="281" meta:non-whitespace-character-count="268"/>
  </office:meta>
</office:document-meta>
</file>